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0bfb49-218a-4561-ab00-e1b3625d799e</text:p>
          </table:table-cell>
          <table:table-cell office:value-type="string">
            <text:p>kwontest-02-9720-w00-e90d733e-t5vfb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8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9T05:20:58Z</text:p>
          </table:table-cell>
          <table:table-cell office:value-type="string">
            <text:p>2025-05-29T05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5-31T14:5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